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a6136" officeooo:paragraph-rsid="001a6136"/>
    </style:style>
    <style:style style:name="P7" style:family="paragraph" style:parent-style-name="Text_20_body">
      <style:paragraph-properties style:writing-mode="lr-tb"/>
      <style:text-properties officeooo:rsid="001a6136" officeooo:paragraph-rsid="001a6136"/>
    </style:style>
    <style:style style:name="P8" style:family="paragraph" style:parent-style-name="Text_20_body">
      <style:text-properties officeooo:rsid="001bdac4" officeooo:paragraph-rsid="001bdac4"/>
    </style:style>
    <style:style style:name="P9" style:family="paragraph" style:parent-style-name="Text_20_body">
      <style:text-properties officeooo:rsid="0023f7e8" officeooo:paragraph-rsid="0023f7e8"/>
    </style:style>
    <style:style style:name="P10" style:family="paragraph" style:parent-style-name="Text_20_body">
      <style:paragraph-properties style:writing-mode="lr-tb"/>
      <style:text-properties officeooo:rsid="0023f7e8" officeooo:paragraph-rsid="0023f7e8"/>
    </style:style>
    <style:style style:name="P11" style:family="paragraph" style:parent-style-name="Text_20_body">
      <style:text-properties officeooo:rsid="0025cd8c" officeooo:paragraph-rsid="0025cd8c"/>
    </style:style>
    <style:style style:name="P12" style:family="paragraph" style:parent-style-name="Text_20_body">
      <style:paragraph-properties style:writing-mode="lr-tb"/>
      <style:text-properties officeooo:rsid="0025cd8c" officeooo:paragraph-rsid="0025cd8c"/>
    </style:style>
    <style:style style:name="P13" style:family="paragraph" style:parent-style-name="Text_20_body">
      <style:text-properties officeooo:rsid="0029e371" officeooo:paragraph-rsid="002bae6d"/>
    </style:style>
    <style:style style:name="P14" style:family="paragraph" style:parent-style-name="Text_20_body">
      <style:paragraph-properties style:writing-mode="lr-tb"/>
      <style:text-properties officeooo:rsid="0029e371" officeooo:paragraph-rsid="002bae6d"/>
    </style:style>
    <style:style style:name="P15" style:family="paragraph" style:parent-style-name="Text_20_body">
      <style:paragraph-properties style:writing-mode="lr-tb"/>
      <style:text-properties officeooo:rsid="0019c00a" officeooo:paragraph-rsid="0019c00a"/>
    </style:style>
    <style:style style:name="P16" style:family="paragraph" style:parent-style-name="Text_20_body">
      <style:text-properties officeooo:rsid="001da1df" officeooo:paragraph-rsid="001da1df"/>
    </style:style>
    <style:style style:name="P17" style:family="paragraph" style:parent-style-name="Text_20_body">
      <style:text-properties officeooo:rsid="00220f43" officeooo:paragraph-rsid="00220f43"/>
    </style:style>
    <style:style style:name="P18" style:family="paragraph" style:parent-style-name="Text_20_body">
      <style:text-properties officeooo:rsid="0024d36b" officeooo:paragraph-rsid="0024d36b"/>
    </style:style>
    <style:style style:name="P19" style:family="paragraph" style:parent-style-name="Text_20_body">
      <style:text-properties officeooo:rsid="00253c1a" officeooo:paragraph-rsid="00253c1a"/>
    </style:style>
    <style:style style:name="P20" style:family="paragraph" style:parent-style-name="Text_20_body">
      <style:text-properties officeooo:rsid="0028f17e" officeooo:paragraph-rsid="0028f17e"/>
    </style:style>
    <style:style style:name="P21" style:family="paragraph" style:parent-style-name="Text_20_body">
      <style:text-properties fo:font-weight="bold" officeooo:rsid="0029e371" officeooo:paragraph-rsid="0029e371" style:font-weight-asian="bold" style:font-weight-complex="bold"/>
    </style:style>
    <style:style style:name="P22" style:family="paragraph" style:parent-style-name="Text_20_body">
      <style:text-properties fo:font-weight="bold" officeooo:rsid="002bae6d" officeooo:paragraph-rsid="002bae6d" style:font-weight-asian="bold" style:font-weight-complex="bold"/>
    </style:style>
    <style:style style:name="P23" style:family="paragraph" style:parent-style-name="Text_20_body">
      <style:text-properties fo:font-size="10pt" officeooo:rsid="00328663" officeooo:paragraph-rsid="00328663" style:font-size-asian="10pt" style:font-size-complex="10pt"/>
    </style:style>
    <style:style style:name="P24" style:family="paragraph" style:parent-style-name="Text_20_body">
      <style:paragraph-properties style:writing-mode="lr-tb"/>
    </style:style>
    <style:style style:name="P25" style:family="paragraph" style:parent-style-name="Text_20_body">
      <style:text-properties officeooo:rsid="0045df68" officeooo:paragraph-rsid="0045df68"/>
    </style:style>
    <style:style style:name="P26" style:family="paragraph" style:parent-style-name="Heading_20_1">
      <style:text-properties officeooo:rsid="00145936" officeooo:paragraph-rsid="00145936"/>
    </style:style>
    <style:style style:name="P27" style:family="paragraph" style:parent-style-name="Heading_20_1">
      <style:text-properties officeooo:rsid="00180d89" officeooo:paragraph-rsid="00180d89"/>
    </style:style>
    <style:style style:name="P28" style:family="paragraph" style:parent-style-name="Heading_20_2">
      <style:text-properties officeooo:rsid="0031a939" officeooo:paragraph-rsid="0031a939"/>
    </style:style>
    <style:style style:name="P29" style:family="paragraph" style:parent-style-name="Heading_20_2">
      <style:text-properties officeooo:rsid="00180d89" officeooo:paragraph-rsid="00180d89"/>
    </style:style>
    <style:style style:name="P30" style:family="paragraph" style:parent-style-name="Heading_20_2">
      <style:text-properties officeooo:rsid="001a6136" officeooo:paragraph-rsid="001a6136"/>
    </style:style>
    <style:style style:name="P31" style:family="paragraph" style:parent-style-name="Heading_20_3">
      <style:text-properties officeooo:paragraph-rsid="00180d89"/>
    </style:style>
    <style:style style:name="P32" style:family="paragraph" style:parent-style-name="Heading_20_3">
      <style:text-properties officeooo:rsid="001a6136" officeooo:paragraph-rsid="001a6136"/>
    </style:style>
    <style:style style:name="P33" style:family="paragraph" style:parent-style-name="Heading_20_3">
      <style:text-properties officeooo:rsid="001bdac4" officeooo:paragraph-rsid="001bdac4"/>
    </style:style>
    <style:style style:name="P34" style:family="paragraph" style:parent-style-name="Heading_20_3">
      <style:text-properties officeooo:rsid="001bdac4" officeooo:paragraph-rsid="001da1df"/>
    </style:style>
    <style:style style:name="P35" style:family="paragraph" style:parent-style-name="Heading_20_3">
      <style:text-properties officeooo:rsid="0023f7e8" officeooo:paragraph-rsid="0023f7e8"/>
    </style:style>
    <style:style style:name="P36" style:family="paragraph" style:parent-style-name="Heading_20_3">
      <style:text-properties officeooo:rsid="001ff403" officeooo:paragraph-rsid="001ff403"/>
    </style:style>
    <style:style style:name="P37" style:family="paragraph" style:parent-style-name="Heading_20_3">
      <style:text-properties officeooo:rsid="0025cd8c" officeooo:paragraph-rsid="0025cd8c"/>
    </style:style>
    <style:style style:name="P38" style:family="paragraph" style:parent-style-name="Heading_20_3">
      <style:text-properties officeooo:rsid="0029e371" officeooo:paragraph-rsid="0029e371"/>
    </style:style>
    <style:style style:name="P39" style:family="paragraph" style:parent-style-name="Heading_20_3">
      <style:text-properties officeooo:rsid="002bae6d" officeooo:paragraph-rsid="002bae6d"/>
    </style:style>
    <style:style style:name="P40" style:family="paragraph" style:parent-style-name="Heading_20_3">
      <style:paragraph-properties fo:break-before="page"/>
    </style:style>
    <style:style style:name="P41" style:family="paragraph" style:parent-style-name="Heading_20_3">
      <style:text-properties fo:font-weight="normal" style:font-weight-asian="normal" style:font-weight-complex="normal"/>
    </style:style>
    <style:style style:name="P42" style:family="paragraph" style:parent-style-name="Text_20_body" style:list-style-name="L1">
      <style:text-properties officeooo:rsid="00145936" officeooo:paragraph-rsid="00145936"/>
    </style:style>
    <style:style style:name="P43" style:family="paragraph" style:parent-style-name="Text_20_body" style:list-style-name="L1">
      <style:text-properties officeooo:rsid="0015f8d7" officeooo:paragraph-rsid="0015f8d7"/>
    </style:style>
    <style:style style:name="P44" style:family="paragraph" style:parent-style-name="Text_20_body" style:list-style-name="L1">
      <style:text-properties officeooo:rsid="001a6136" officeooo:paragraph-rsid="001a6136"/>
    </style:style>
    <style:style style:name="P45" style:family="paragraph" style:parent-style-name="Text_20_body">
      <style:text-properties fo:font-weight="bold" officeooo:rsid="002bae6d" officeooo:paragraph-rsid="002bae6d" style:font-weight-asian="bold" style:font-weight-complex="bold"/>
    </style:style>
    <style:style style:name="P46" style:family="paragraph" style:parent-style-name="Text_20_body">
      <style:text-properties fo:font-weight="normal" officeooo:rsid="004565d6" officeooo:paragraph-rsid="004565d6" style:font-weight-asian="normal" style:font-weight-complex="normal"/>
    </style:style>
    <style:style style:name="P47" style:family="paragraph" style:parent-style-name="Text_20_body">
      <style:text-properties fo:font-weight="normal" officeooo:rsid="0045df68" officeooo:paragraph-rsid="0045df68" style:font-weight-asian="normal" style:font-weight-complex="normal"/>
    </style:style>
    <style:style style:name="P48" style:family="paragraph" style:parent-style-name="Text_20_body">
      <style:paragraph-properties style:writing-mode="lr-tb"/>
      <style:text-properties officeooo:rsid="001da1df" officeooo:paragraph-rsid="001da1df"/>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style:font-style-asian="italic" style:font-style-complex="italic"/>
    </style:style>
    <style:style style:name="T6" style:family="text">
      <style:text-properties officeooo:rsid="001da1df"/>
    </style:style>
    <style:style style:name="T7" style:family="text">
      <style:text-properties officeooo:rsid="0021e234"/>
    </style:style>
    <style:style style:name="T8" style:family="text">
      <style:text-properties officeooo:rsid="0024d36b"/>
    </style:style>
    <style:style style:name="T9" style:family="text">
      <style:text-properties officeooo:rsid="00270d43"/>
    </style:style>
    <style:style style:name="T10" style:family="text">
      <style:text-properties officeooo:rsid="0028f17e"/>
    </style:style>
    <style:style style:name="T11" style:family="text">
      <style:text-properties officeooo:rsid="0029786e"/>
    </style:style>
    <style:style style:name="T12" style:family="text">
      <style:text-properties fo:font-weight="bold" style:font-weight-asian="bold" style:font-weight-complex="bold"/>
    </style:style>
    <style:style style:name="T13" style:family="text">
      <style:text-properties fo:font-weight="bold" officeooo:rsid="0029786e" style:font-weight-asian="bold" style:font-weight-complex="bold"/>
    </style:style>
    <style:style style:name="T14" style:family="text">
      <style:text-properties fo:font-weight="bold" officeooo:rsid="002d3be1" style:font-weight-asian="bold" style:font-weight-complex="bold"/>
    </style:style>
    <style:style style:name="T15" style:family="text">
      <style:text-properties fo:font-weight="bold" officeooo:rsid="0019c00a" style:font-weight-asian="bold" style:font-weight-complex="bold"/>
    </style:style>
    <style:style style:name="T16" style:family="text">
      <style:text-properties fo:font-weight="bold" officeooo:rsid="003327ad" style:font-weight-asian="bold" style:font-weight-complex="bold"/>
    </style:style>
    <style:style style:name="T17" style:family="text">
      <style:text-properties fo:font-weight="bold" officeooo:rsid="003bd30a" style:font-weight-asian="bold" style:font-weight-complex="bold"/>
    </style:style>
    <style:style style:name="T18" style:family="text">
      <style:text-properties fo:font-weight="bold" officeooo:rsid="003e1df0" style:font-weight-asian="bold" style:font-weight-complex="bold"/>
    </style:style>
    <style:style style:name="T19" style:family="text">
      <style:text-properties fo:font-weight="bold" officeooo:rsid="00466c0d" style:font-weight-asian="bold" style:font-weight-complex="bold"/>
    </style:style>
    <style:style style:name="T20" style:family="text">
      <style:text-properties fo:font-weight="bold" officeooo:rsid="0047c54c"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d3be1" style:font-weight-asian="normal" style:font-weight-complex="normal"/>
    </style:style>
    <style:style style:name="T23" style:family="text">
      <style:text-properties fo:font-weight="normal" officeooo:rsid="002e54dc" style:font-weight-asian="normal" style:font-weight-complex="normal"/>
    </style:style>
    <style:style style:name="T24" style:family="text">
      <style:text-properties fo:font-weight="normal" officeooo:rsid="002f6df1" style:font-weight-asian="normal" style:font-weight-complex="normal"/>
    </style:style>
    <style:style style:name="T25" style:family="text">
      <style:text-properties fo:font-weight="normal" officeooo:rsid="00385e5d" style:font-weight-asian="normal" style:font-weight-complex="normal"/>
    </style:style>
    <style:style style:name="T26" style:family="text">
      <style:text-properties fo:font-weight="normal" officeooo:rsid="0041f135" style:font-weight-asian="normal" style:font-weight-complex="normal"/>
    </style:style>
    <style:style style:name="T27" style:family="text">
      <style:text-properties fo:font-weight="normal" officeooo:rsid="0047c54c" style:font-weight-asian="normal" style:font-weight-complex="normal"/>
    </style:style>
    <style:style style:name="T28" style:family="text">
      <style:text-properties officeooo:rsid="0029e371"/>
    </style:style>
    <style:style style:name="T29" style:family="text">
      <style:text-properties officeooo:rsid="002bae6d"/>
    </style:style>
    <style:style style:name="T30" style:family="text">
      <style:text-properties officeooo:rsid="002d3be1"/>
    </style:style>
    <style:style style:name="T31" style:family="text">
      <style:text-properties officeooo:rsid="002e54dc"/>
    </style:style>
    <style:style style:name="T32" style:family="text">
      <style:text-properties officeooo:rsid="002f6df1"/>
    </style:style>
    <style:style style:name="T33" style:family="text">
      <style:text-properties officeooo:rsid="00302e93"/>
    </style:style>
    <style:style style:name="T34" style:family="text">
      <style:text-properties officeooo:rsid="003327ad"/>
    </style:style>
    <style:style style:name="T35" style:family="text">
      <style:text-properties officeooo:rsid="00368d7b"/>
    </style:style>
    <style:style style:name="T36" style:family="text">
      <style:text-properties officeooo:rsid="00385e5d"/>
    </style:style>
    <style:style style:name="T37" style:family="text">
      <style:text-properties officeooo:rsid="0039eb0d"/>
    </style:style>
    <style:style style:name="T38" style:family="text">
      <style:text-properties officeooo:rsid="003b794f"/>
    </style:style>
    <style:style style:name="T39" style:family="text">
      <style:text-properties officeooo:rsid="003c2253"/>
    </style:style>
    <style:style style:name="T40" style:family="text">
      <style:text-properties officeooo:rsid="003e009b"/>
    </style:style>
    <style:style style:name="T41" style:family="text">
      <style:text-properties officeooo:rsid="003e75ae"/>
    </style:style>
    <style:style style:name="T42" style:family="text">
      <style:text-properties officeooo:rsid="004070ce"/>
    </style:style>
    <style:style style:name="T43" style:family="text">
      <style:text-properties officeooo:rsid="0042eb88"/>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466c0d"/>
    </style:style>
    <style:style style:name="T46" style:family="text">
      <style:text-properties officeooo:rsid="00468fb5"/>
    </style:style>
    <style:style style:name="T47" style:family="text">
      <style:text-properties officeooo:rsid="0047c54c"/>
    </style:style>
    <style:style style:name="T48" style:family="text">
      <style:text-properties officeooo:rsid="00490c65"/>
    </style:style>
    <style:style style:name="T49" style:family="text">
      <style:text-properties officeooo:rsid="0049e6a7"/>
    </style:style>
    <style:style style:name="T50" style:family="text">
      <style:text-properties officeooo:rsid="004b3fd4"/>
    </style:style>
    <style:style style:name="T51" style:family="text">
      <style:text-properties officeooo:rsid="004c3aa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mi-d <text:span text:style-name="T49">synthesizer</text:span></text:p>
      <text:p text:style-name="P23"><text:span text:style-name="T50">Ricard Wanderlöf Apr 18 2024<text:tab/><text:tab/><text:tab/><text:tab/><text:tab/><text:tab/><text:tab/><text:tab/></text:span>Manual version <text:span text:style-name="T51">1.0</text:span></text:p>
      <text:h text:style-name="P26" text:outline-level="1">Introduction</text:h>
      <text:p text:style-name="P2">The MiMi-d is a virtual analog synthesizer in the form of a plugin, designed primarily as a<text:span text:style-name="T40">n LV2</text:span><text:span text:style-name="T40"><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33">The plugin has no GUI of its own, and thus relies completely on the host for setting parameters, as well as saving and loading patches.</text:span></text:p>
      <text:h text:style-name="P28" text:outline-level="2">Background</text:h>
      <text:p text:style-name="P2">The Mimi-d stems from an analog polyphonic synthesizer named the Mimi-a which I <text:span text:style-name="T11">built</text:span> as a one-off project in 1987-1988. It was loosely based on my desire for a Memory<text:span text:style-name="T35">moog</text:span>, although in the end the resulting instrument turned out rather different. I had previously built an all-analog monophonic synthesizer, the Delta Seven. <text:span text:style-name="T43">As digital technology became available, m</text:span><text:span text:style-name="T10">any times I had been thinking of creating a digital equivalent, but the project did not come together until I discovered the OB-X plugin, and upon examination of its source code realized that it would be within reach to use and modify the internal modules to create a digital model of the Mimi-a. The OB-X has, above all, excellent oscillator and filter implementations, but I’ve never been fond of the architecture of the classic </text:span><text:span text:style-name="T35">Ober</text:span><text:span text:style-name="T10">heim synthesizers, and the OB-X architecture, being modeled on them, was no exception.</text:span></text:p>
      <text:p text:style-name="P20">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30">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30">In other words, a</text:span> go-to plugin for standard subtractive synthesis needs, with various bonus features thrown in along the way.</text:p>
      <text:h text:style-name="P26" text:outline-level="1">Architecture</text:h>
      <text:p text:style-name="P2">The MiMi-d is a two oscillator subtractive synthesizer, with <text:span text:style-name="T9">additional </text:span>sub oscillator, <text:span text:style-name="T9">mixed together and feeding a </text:span>24 dB/octave variable-slope resonant ladder type low pass filter, <text:span text:style-name="T9">followed by a </text:span>non-resonant <text:span text:style-name="T30">6 dB/octave </text:span>high pass filter <text:span text:style-name="T9">and finally an output VCA. For modulation/control there are</text:span> two <text:span text:style-name="T35">ADSSR </text:span>envelope generators, <text:span text:style-name="T30">one for the filter and one for the VCA,</text:span> and two modulation generators which can act as LFOs or supplementary <text:span text:style-name="T9">AD </text:span>envelope generators.</text:p>
      <text:p text:style-name="P2">What sets the MiMi-d apart from other instruments are various details and modulation paths:</text:p>
      <text:list text:style-name="L1">
        <text:list-item>
          <text:p text:style-name="P42">Frequency modulation from oscillator 2 to oscillator 1</text:p>
        </text:list-item>
        <text:list-item>
          <text:p text:style-name="P42">Frequency modulation from oscillator 2 to the filter</text:p>
        </text:list-item>
        <text:list-item>
          <text:p text:style-name="P42"><text:soft-page-break/>Variable sync level between the oscillators</text:p>
        </text:list-item>
        <text:list-item>
          <text:p text:style-name="P42">Not only oscillator frequency, pulse width, and filter frequency can be modulated, but also filter resonance and the amount of oscillator to filter modulation</text:p>
        </text:list-item>
        <text:list-item>
          <text:p text:style-name="P42">VCA overdrive, <text:span text:style-name="T7">modeling</text:span> the overdriven sound of a CA3080 OTA often used as a VCA chip in analog synthesizers <text:span text:style-name="T1">such as the MiMi-a</text:span></text:p>
        </text:list-item>
        <text:list-item>
          <text:p text:style-name="P42">Bipolar filter envelope – no more running out of the low end of the filter cutoff control when applying envelope modulation</text:p>
        </text:list-item>
        <text:list-item>
          <text:p text:style-name="P42">Faithful reproduction of the CEM3310 and SSM2050/2055/2056 envelope shapes, <text:span text:style-name="T1">as well as a completely linear curve mode which </text:span><text:span text:style-name="T7">model</text:span><text:span text:style-name="T1">s the MiMi-a envelopes (and other synthesizers with trapezoid envelope shapes like the VCS3)</text:span></text:p>
        </text:list-item>
        <text:list-item>
          <text:p text:style-name="P43">The envelopes are ADSSR types, with a sustain phase that can be constant as in a traditional ADSR or work like a second decay</text:p>
        </text:list-item>
        <text:list-item>
          <text:p text:style-name="P44">Per-voice LFOs, where each voice <text:span text:style-name="T30">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28">and also the use of randomness in the appropriate </text:span><text:span text:style-name="T30">places </text:span><text:span text:style-name="T28"><text:s/>to model analog behavior.</text:span></text:p>
      <text:h text:style-name="P27" text:outline-level="1">Parameters</text:h>
      <text:p text:style-name="P4">All parameters have been divided into groups of four to be easily accessible using the Zynthian GUI.</text:p>
      <text:h text:style-name="P29" text:outline-level="2">Main</text:h>
      <text:p text:style-name="P4">General parameters: <text:span text:style-name="T12">Volume</text:span>, <text:span text:style-name="T12">Master Tune </text:span>(+/- one semitone), <text:span text:style-name="T12">Portamento Tine </text:span>and <text:span text:style-name="T12">Octave</text:span>.</text:p>
      <text:h text:style-name="P29" text:outline-level="2">Key assignment</text:h>
      <text:p text:style-name="P4">The MiMi-a <text:span text:style-name="T11">had</text:span> quite a comprehensive and <text:span text:style-name="T30">configurable</text:span> key assigner, which has been carried over and augmented in the MiMi-d. Although voice allocation can be of lesser importance in an software instrument which has neigh infinite number of voices, it is important when <text:span text:style-name="T7">modeling</text:span> an instrument which has a fairly low <text:span text:style-name="T7">voice count</text:span>.</text:p>
      <text:h text:style-name="Heading_20_3" text:outline-level="3"><text:span text:style-name="T2">Key assignment </text:span>Page #1</text:h>
      <text:p text:style-name="Text_20_body"><text:span text:style-name="T12">Voice count </text:span>– How many notes can be played at once <text:span text:style-name="T30">in </text:span>Poly mode; <text:span text:style-name="T35">in the Mono modes, this controls </text:span>how many voices are played in unison.<text:span text:style-name="T30">.</text:span></text:p>
      <text:p text:style-name="P4"><text:span text:style-name="T12">Assign </text:span><text:span text:style-name="T13">M</text:span><text:span text:style-name="T12">ode </text:span>– <text:span text:style-name="T12">Poly</text:span> (Polyphonic), <text:span text:style-name="T12">Mono</text:span> (Monophonic), <text:span text:style-name="T12">AutoP</text:span> (Monophonic with auto portamento, i.e. portamento is only engaged when playing legato)</text:p>
      <text:p text:style-name="P4"><text:span text:style-name="T12">Envelope Attack </text:span>– Governs whether the envelopes curves start where they happened to leave off after the voice was used previously (<text:span text:style-name="T12">FreeRun</text:span>), or always reset to zero (<text:span text:style-name="T12">KeyReset</text:span>).</text:p>
      <text:p text:style-name="P4"><text:soft-page-break/><text:span text:style-name="T12">Single Trig </text:span>– When a voice that is playing is reused for a new note, by default (<text:span text:style-name="T12">Off</text:span>) it will always retrigger the envelopes. Alternatively, it will retrigger for note on events but not for note off events (<text:span text:style-name="T12">N Off</text:span>), or for neither (<text:span text:style-name="T12">N On+Off</text:span>). <text:span text:style-name="T30">This is mostly useful in Mono modes but operates in an extrapolated fashion also in Poly mode.</text:span></text:p>
      <text:h text:style-name="P31" text:outline-level="3">Key assignment Page #<text:span text:style-name="T2">2</text:span></text:h>
      <text:p text:style-name="P4"><text:span text:style-name="T12">Assign Order </text:span>– The basic order in which voices are allocated. Cyclic mode (<text:span text:style-name="T12">Cyc</text:span>) is most common, where the voice chosen is the one that hasn’t been pressed for the longest time. Alternatively, Reset-to-zero mode (<text:span text:style-name="T12">RSZ</text:span>) means that the lowest numbered non playing voice will be selected at all times. This tends to cut off already playing voices, <text:span text:style-name="T30">allowing for long release times in Poly mode yet still having the release cut short when new notes are played like a monophonic synthesizer would behave.</text:span></text:p>
      <text:p text:style-name="P4"><text:span text:style-name="T12">Assign Memory</text:span> – Governs whether repeatedly playing the same note will attempt to allocate a voice governed by the Assign Order (<text:span text:style-name="T12">Off</text:span>) or allocate the same voice used for the note previously <text:span text:style-name="T30">(</text:span><text:span text:style-name="T14">Mem</text:span><text:span text:style-name="T30">)</text:span>. This can be useful for instance when <text:span text:style-name="T7">modeling</text:span> a stringed instrument with a long release, where there is actually only one string (or set of strings) per note.</text:p>
      <text:p text:style-name="P5"><text:span text:style-name="T12">Voice Rob </text:span>– When there are no free voices because the number of <text:span text:style-name="T3">notes </text:span>being played is equal to the Voice Count, the Voice Rob parameter governs whether new notes will be ignored (<text:span text:style-name="T12">Off</text:span> – but see the Voice Restore parameter <text:span text:style-name="T30">below</text:span>), or the oldest playing voice will be reused (<text:span text:style-name="T12">Rob O</text:span>, short for Rob Oldest), or alternatively, the oldest playing voice but avoiding robbing the voice with the lowest pitch <text:span text:style-name="T3">(</text:span><text:span text:style-name="T15">Rob NL</text:span><text:span text:style-name="T3">, short for Rob Next Lowest; NL is also a nod towards the Nord Lead which has a similar voice robbing strategy).</text:span></text:p>
      <text:p text:style-name="P15"><text:span text:style-name="T12">Voice Restore </text:span>– If more notes are played than <text:span text:style-name="T41">there </text:span>are available <text:span text:style-name="T41">voices, </text:span>the Voice Restore parameter governs whether the excess notes will be forgotten (<text:span text:style-name="T12">Off</text:span>), or saved in a list and played once voices become available (<text:span text:style-name="T12">Res</text:span>). This is most useful in Mono modes, but can be useful in Poly mode as well, <text:span text:style-name="T30">for instance when playing strings and one doesn’t want notes played in excess of the voice count to reduce the number of notes playing once they have been released</text:span>. <text:span text:style-name="T4">In Mono mode it </text:span><text:span text:style-name="T7">models</text:span><text:span text:style-name="T4"> the classic last-note-priority of a monophonic synthesizer, where the pitch jumps back to a previously held note when the last played note is released.</text:span></text:p>
      <text:h text:style-name="P32" text:outline-level="3">Bend</text:h>
      <text:p text:style-name="P6"><text:span text:style-name="T12">Bend Range</text:span> – The bend range can be set in steps of semitones, up to a complete octave.</text:p>
      <text:p text:style-name="P6"><text:span text:style-name="T12">Dest</text:span> – Bend destination: <text:span text:style-name="T12">Off</text:span>, <text:span text:style-name="T12">Osc 1 </text:span>or <text:span text:style-name="T12">Osc 1+2</text:span>. The Osc1 position is useful when oscillator 1 is hard synced to oscillator 2.</text:p>
      <text:h text:style-name="Heading_20_3" text:outline-level="3">Modulator #1</text:h>
      <text:p text:style-name="P6">In the MiMi-a, there were two sources of modulation: an LFO, and a General Envelope Generator which additionally could be set in repeat mode. <text:span text:style-name="T30">The LFO was permanently wired to the mod wheel. </text:span>In the MiMi-d, there are two modulators, which basically are LFOs which additionally can run in one-shot mode, whereby the waveform stops after one full cycle, <text:span text:style-name="T30">and it is possible to select what type of controller (mod wheel, aftertouch or velocity (or none)) will control the modulation amount.</text:span></text:p>
      <text:h text:style-name="P32" text:outline-level="3"><text:soft-page-break/>Modulator #1 page #1</text:h>
      <text:p text:style-name="P6"><text:span text:style-name="T12">Rate</text:span> – Speed in LFO mode, or envelope rate in one shot mode</text:p>
      <text:p text:style-name="P6"><text:span text:style-name="T12">Wave</text:span> – There are a number of LFO waveforms. A lot of them like <text:span text:style-name="T12">Tri</text:span>, <text:span text:style-name="T12">Saw</text:span>, Reverse Saw (<text:span text:style-name="T12">R</text:span><text:span text:style-name="T14">S</text:span><text:span text:style-name="T12">aw</text:span>), Square (<text:span text:style-name="T12">Squ</text:span>) are obvious, but there are a couple of special was forms. The <text:span text:style-name="T12">Rise</text:span> waveform is like a (rising) sawtooth, except that the waveform reset is not instantaneous, being set to 10% of the total waveform. The <text:span text:style-name="T12">Fall</text:span> waveform is the same, but reversed. Pulse (<text:span text:style-name="T12">Pul</text:span>) is a pulse wave with 25% duty cycle. Finally sample-and-hold (<text:span text:style-name="T12">S/H</text:span>) is a stepped random waveform, which <text:span text:style-name="T30">delivers</text:span> a new value for every cycle. </text:p>
      <text:p text:style-name="P6"><text:span text:style-name="T12">Initial Amount </text:span>– Amount of modulation</text:p>
      <text:p text:style-name="P7"><text:span text:style-name="T12">Dest</text:span> – Modulation destination. Most are self-explanatory (<text:span text:style-name="T12">Off</text:span>, <text:span text:style-name="T12">Osc 1</text:span>, <text:span text:style-name="T12">Osc 1+2</text:span>, <text:span text:style-name="T12">Osc 2</text:span>, <text:span text:style-name="T12">PW 1</text:span>, <text:span text:style-name="T12">PW 1+2</text:span>, <text:span text:style-name="T12">PW 2</text:span>, <text:span text:style-name="T12">Cutoff</text:span>. In addition, the MiMi-d offers modulation of the filter resonance <text:span text:style-name="T30">(</text:span><text:span text:style-name="T14">Res</text:span><text:span text:style-name="T30">) </text:span>as well as the amount of oscillator-to-filter modulation <text:span text:style-name="T30">(</text:span><text:span text:style-name="T14">Osc2Filt</text:span><text:span text:style-name="T22">)</text:span>.</text:p>
      <text:h text:style-name="P32" text:outline-level="3">Modulator #1 page #2</text:h>
      <text:p text:style-name="P6"><text:span text:style-name="T12">Controller Amount </text:span>– The amount of modulation is set by the Initial Amount on the previous page, but additionally a controller (<text:span text:style-name="T30">m</text:span>odwheel, <text:span text:style-name="T30">a</text:span>ftertouch or <text:span text:style-name="T30">v</text:span>elocity) can be used to add to the initial modulation amount. This parameter sets the amount of additional modulation provided by the controller</text:p>
      <text:p text:style-name="P6"><text:span text:style-name="T12">Controller</text:span> – Selects the controller to affect the modulation amount using the Controller Amount parameter (<text:span text:style-name="T12">Off</text:span>, <text:span text:style-name="T12">Modw</text:span>, <text:span text:style-name="T12">After</text:span><text:span text:style-name="T18">t</text:span> or <text:span text:style-name="T12">Vel</text:span>).</text:p>
      <text:p text:style-name="P6"><text:span text:style-name="T12">Polarity</text:span> – For many LFO uses, the <text:span text:style-name="T12">Normal</text:span> (bipolar) polarity is best, such as Vibrato. The waveform may be inverted in the <text:span text:style-name="T12">Inv</text:span> mode. <text:span text:style-name="T12">Uni</text:span> is a unipolar mode, <text:span text:style-name="T30">where the modulation excursions are always positive</text:span>, and <text:span text:style-name="T12">InvUni </text:span>is an inverted unipolar mode, where the <text:span text:style-name="T30">modulation</text:span> excursion is always negative.</text:p>
      <text:p text:style-name="P6"><text:span text:style-name="T12">Sync</text:span> – Synchronization mode. In the <text:span text:style-name="T12">Off</text:span> position, the modulator functions as a free running LFO. All voices share the same frequency and phase. The <text:span text:style-name="T12">Clock</text:span> position synchronizes the LFO to the currently playing MIDI temp<text:span text:style-name="T36">o</text:span> [<text:span text:style-name="T5">not yet implemented</text:span>]. The <text:span text:style-name="T12">Key </text:span><text:span text:style-name="T21">sync</text:span> mode restarts the LFO every time a key is pressed. Since there is a separate LFO per voice, this means that the LFOs will potentially be out of phase if the voices are triggered at different times. Finally, <text:span text:style-name="T12">OneShot</text:span> mode will allow the modulator to run one full cycle and then stop, in effect turning it into an AD envelope generator.</text:p>
      <text:p text:style-name="P6">There are a couple of subtle differences between the LFO and OneShot modes. The triangle waveform in LFO mode starts at the central point in the waveform, whereas in OneShot mode, the triang<text:span text:style-name="T30">le </text:span>waveform starts at its lowest point, <text:span text:style-name="T7">modeling</text:span> an AD envelope. For the Sawtooth waveform, in OneShot mode the waveform does not reset but stays at its maximum value after the cycle is completed, in effect <text:span text:style-name="T7">modeling</text:span> an AR envelope with infinite release time.</text:p>
      <text:h text:style-name="Heading_20_3" text:outline-level="3">DC mode</text:h>
      <text:p text:style-name="P8">When the modulator rate is set to 0, the modulator output will be static (DC). Setting the waveform to square (Squ) with Sync in the Key position will cause the modulator to output a DC value which can be controlled by the Controller and Controller Amount parameters. In this way, aftertouch for instance can be used to modulate for instance the filter. </text:p>
      <text:p text:style-name="P8"><text:soft-page-break/>If the waveform is set to S/H with Sync in the Key position, a new random value will be output every time a key is pressed.</text:p>
      <text:h text:style-name="P30" text:outline-level="2">Modulator #2</text:h>
      <text:p text:style-name="P6">Modulator #2 is identical to Modulator #1 in every respect.</text:p>
      <text:h text:style-name="P33" text:outline-level="3">Oscillator 1</text:h>
      <text:p text:style-name="P8">In the MiMi-d, as in the MiMi-a and Delta Seven, oscillator 1 is the slave oscillator, which receives FM modulation and sync from oscillator 2. In other respects, it is identical to oscillator 2.</text:p>
      <text:p text:style-name="P8"><text:span text:style-name="T12">Detune</text:span> – <text:span text:style-name="T6">Detunes the oscillator by up to +1 semitone. </text:span><text:span text:style-name="T47">(For detuning downwards, lower the </text:span><text:span text:style-name="T20">Pitch</text:span><text:span text:style-name="T27"> by one step first).</text:span></text:p>
      <text:p text:style-name="P48"><text:span text:style-name="T12">Pitch</text:span> – Oscillator pitch, from 0 to 72 semitones. <text:span text:style-name="T47">At an oscillator pitch setting of 24, a MIDI note number of 60 will result in the oscillator pitch beng Middle C (261.63 Hz) (when the global octave setting is 0).</text:span></text:p>
      <text:p text:style-name="P16"><text:span text:style-name="T12">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2">Wave</text:span> – Waveform. <text:span text:style-name="T12">Off</text:span>, <text:span text:style-name="T36">Sawtooth (</text:span><text:span text:style-name="T12">Saw</text:span><text:span text:style-name="T25">)</text:span>, Pulse (<text:span text:style-name="T12">Pul</text:span>) or Triangle (<text:span text:style-name="T12">Tri</text:span>)</text:p>
      <text:h text:style-name="P34" text:outline-level="3">Oscillator <text:span text:style-name="T6">2</text:span></text:h>
      <text:p text:style-name="P16">Apart from its function as a master oscillator, oscillator 2 is identical to oscillator 1 and has the same parameters.</text:p>
      <text:h text:style-name="Heading_20_3" text:outline-level="3">Osc Common</text:h>
      <text:p text:style-name="P16">Parameters which govern the interaction between the oscillators.</text:p>
      <text:p text:style-name="P16"><text:span text:style-name="T12">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6"><text:span text:style-name="T12">Osc2filterMod</text:span> – Audio modulation of the filter cutoff frequency by oscillator 2. This is a <text:span text:style-name="T30">slightly</text:span> unusual modulation path <text:span text:style-name="T30">(especially in digital synthesizers) </text:span>which can lead to a wide variety of sounds.</text:p>
      <text:p text:style-name="P16"><text:span text:style-name="T12">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6"><text:span text:style-name="T12">Waveform Reset</text:span> – In a conventional analog synthesizer, the oscillators are free-running, and thus when a voice is triggered, they can be at any phase in the waveform. This corresponds to the <text:soft-page-break/><text:span text:style-name="T12">FreeRun</text:span> setting. In the <text:span text:style-name="T12">KeySync</text:span> setting, the waveforms of the oscillators resets every time the voice is triggered. This creates a ‘static’ sound when voices are retriggered which can be useful in some cases, for instance to <text:span text:style-name="T7">model</text:span> a stringed instrument where the oscillating movement of the strings start out at the same state ever time they are struck or plucked.</text:p>
      <text:h text:style-name="P35" text:outline-level="3">Mixer (<text:span text:style-name="T45">and sub oscillator</text:span>)</text:h>
      <text:p text:style-name="P9">This is the audio mixer for the oscillators, and this page also includes the settings for <text:span text:style-name="T45">the </text:span>sub oscillator slaved to oscillator 2.</text:p>
      <text:p text:style-name="P9"><text:span text:style-name="T12">Osc1Mix</text:span> – level of oscillator 1</text:p>
      <text:p text:style-name="P9"><text:span text:style-name="T12">Osc2Mix</text:span> – level of oscillator 2</text:p>
      <text:p text:style-name="P9"><text:span text:style-name="T12">Osc</text:span><text:span text:style-name="T19">2Sub Mix</text:span> – level of <text:span text:style-name="T45">sub oscillator</text:span></text:p>
      <text:p text:style-name="P10"><text:span text:style-name="T12">Osc</text:span><text:span text:style-name="T19">2Sub </text:span><text:span text:style-name="T12">Wave</text:span> – <text:span text:style-name="T45">Sub oscillator </text:span>waveform and ratio to oscillator 2. This is a classic sub oscillator, proving square waves at 1 (<text:span text:style-name="T12">-1 Squ</text:span>) and 2 (<text:span text:style-name="T12">-2 Squ</text:span>) octaves below the oscillator 2, as well as a 25% pulse wave 2 (<text:span text:style-name="T12">-</text:span><text:span text:style-name="T14">2</text:span><text:span text:style-name="T12"> Pul</text:span>) octaves below. <text:span text:style-name="T42">Alternatively</text:span>, although technically not a sub oscillator waveform, a <text:span text:style-name="T12">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42">)</text:span></text:p>
      <text:h text:style-name="P36"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32">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17"><text:span text:style-name="T12">Cutoff</text:span> – The Big Red Knob of all subtractive synthesizers, setting the cutoff frequency of the filter. <text:span text:style-name="T47">The range is roughly 20 Hz to 20 kHz, with a change in the parameter value of 1.0 corresponding to exactly one octave (e.g. a cutoff frequency setting of 6 is one octave up from a setting of 5).</text:span></text:p>
      <text:p text:style-name="P9"><text:span text:style-name="T12">Resonance</text:span> – Filter resonance control. At high settings (above 0.95) the filter will self oscillate, producing a sine wave.</text:p>
      <text:p text:style-name="P9"><text:span text:style-name="T12">Key Track</text:span> – Keyboard filter tracking, adjustable from 0 (no tracking) to 1 (1:1 tracking). <text:span text:style-name="T47">The base note for the key tracking is Eb2 (MIDI note 39), i.e. when this note is played, the Key Track setting has no effect.</text:span></text:p>
      <text:p text:style-name="P9"><text:span text:style-name="T12">EnvAmount</text:span> – Amount of filter envelope modulation.</text:p>
      <text:h text:style-name="P35" text:outline-level="3"><text:soft-page-break/>Filter Configuration</text:h>
      <text:p text:style-name="P9">Sets various ancillary parameters governing the filter and the filter envelope.</text:p>
      <text:p text:style-name="P9"><text:span text:style-name="T12">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9"><text:span text:style-name="T12">Env Invert </text:span>– Inverts the filter envelope.</text:p>
      <text:p text:style-name="P9"><text:span text:style-name="T12">Linear Env </text:span>– Sets a linear envelope shape instead of the standard exponential envelope shape.</text:p>
      <text:h text:style-name="P37" text:outline-level="3">VCA</text:h>
      <text:p text:style-name="P11">Technically, the VCA is the final signal processing point in a voice, controlled by the Loudness Envelope. On the VCA parameter page, a couple of VCA and VCA-related parameters have been collected.</text:p>
      <text:p text:style-name="P24"><text:span text:style-name="T12">HPF </text:span><text:span text:style-name="T17">F</text:span><text:span text:style-name="T12">req</text:span> – This controls a non resonant 6 dB/octave high pass filter which is inserted between the lowpass filter and the VCA. The control range <text:span text:style-name="T37">(0 to 10) corresponds to HPF cutoff frequencies from </text:span>4 Hz (minimum) to 2500 Hz (maximum). <text:span text:style-name="T30">The </text:span><text:span text:style-name="T37">fact that the HPF is always in the signal path </text:span><text:span text:style-name="T30">models the coupling capacitors used in analog electronics.</text:span></text:p>
      <text:p text:style-name="P11"><text:span text:style-name="T12">VCA </text:span><text:span text:style-name="T17">D</text:span><text:span text:style-name="T12">rive</text:span> – The MiMi-a <text:span text:style-name="T11">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37">at the maximum setting, although even at this setting, the signal is not in fact clipped</text:span>. Note that this ‘distortion’ happens before the VCA but after the filter, thus, its effect is not filtered by any subsequent lowpass filter, <text:span text:style-name="T30">and rather can add som</text:span><text:span text:style-name="T37">e</text:span><text:span text:style-name="T30"> ‘zing’ to an otherwise heavily lowpass filtered sound.</text:span></text:p>
      <text:p text:style-name="P11"><text:span text:style-name="T12">Env/</text:span><text:span text:style-name="T17">VCA</text:span><text:span text:style-name="T12"> Mode</text:span> – Most synthesizers employ a VCA with linear response, coupled with envelope generators employing exponential curves. This is modeled in the MiMi-d when the EnvMode parameter is in the (default) <text:span text:style-name="T12">Exp/</text:span><text:span text:style-name="T17">Lin</text:span> setting. In the <text:span text:style-name="T12">Lin/</text:span><text:span text:style-name="T17">Lin</text:span> setting, the VCA remains linear, but a linear envelope curve is employed. This models the MiMi-a ‘Linear VCA’ mode, and above all results in the decay and release phases seemingly not doing much until suddenly the level drops drastically. Finally the <text:span text:style-name="T12">Lin/Exp</text:span> setting models the MiMi-a ‘Exponential VCA’ mode, with employs a linear envelope curve but exponential VCA response. This is an attempt at achieving an exponential loudness response with linear envelopes. Since the exponentiation <text:span text:style-name="T30">occurs</text:span> in the VCA rather than the envelope, the Sustain (level) control has different impact than in Exp mode.</text:p>
      <text:h text:style-name="P35" text:outline-level="3">Filter Envelope</text:h>
      <text:p text:style-name="P9">Classic ADSR envelope with an additional sustain time parameter (thus, an ADSSR envelope). <text:s/>When the sustain time is set above 9.91, the sustain time becomes infinite, and the envelope reverts to a classic ADSR type.</text:p>
      <text:p text:style-name="P9">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8">This tends to be the most natural sounding and useful envelope shape in a synthesizer.</text:span></text:p>
      <text:p text:style-name="P19">Additionally, a linear <text:span text:style-name="T38">mode </text:span>can be selected <text:span text:style-name="T39">on the Filter Config page</text:span>, which implements a trapezoid envelope shape, with linear segments. This models the envelope generators used in the MiMi-a.</text:p>
      <text:p text:style-name="P18">Since the envelope has five parameters, but each parameter page in Zynthian has only four, the <text:span text:style-name="T12">Attack</text:span>, <text:span text:style-name="T12">Decay</text:span>, <text:span text:style-name="T12">Sustain</text:span> and <text:span text:style-name="T12">SustainTime</text:span> parameters are on the Filter Envelope page, whereas the Release parameter is, together with the Loudness Envelope Release parameter, on a separate Env Release page.</text:p>
      <text:h text:style-name="P37" text:outline-level="3">Loudness Envelope</text:h>
      <text:p text:style-name="P11">The Loudness Envelope and Filter Envelope are functionality identical and have the same <text:span text:style-name="T12">Attack</text:span>, <text:span text:style-name="T12">Decay</text:span>, <text:span text:style-name="T12">Sustain</text:span> and <text:span text:style-name="T12">SustainTime</text:span> pages with the Release parameter being on a separate Env Release page.</text:p>
      <text:h text:style-name="P37" text:outline-level="3">Env Release</text:h>
      <text:p text:style-name="P11">This page contains the <text:span text:style-name="T12">Release</text:span> parameters for the Filter and Loudness envelope that didn’t fit on the respective envelope pages. Actually, it can be quite nice to have these grouped together, as it allows for quick tailoring of the release portion of the sound.</text:p>
      <text:h text:style-name="P37" text:outline-level="3">Controller Sens.</text:h>
      <text:p text:style-name="P11">The controller sensitivity page contains controls for the veloc<text:span text:style-name="T30">i</text:span>ty and aftertouch response. <text:span text:style-name="T38">The Mimi-d currently only responds to channel aftertouch, not polyphonic aftertouch.</text:span></text:p>
      <text:p text:style-name="P12"><text:span text:style-name="T12">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38">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2"><text:span text:style-name="T12">AfterTouch Scale </text:span>– Functionally equivalent to the Velocity Scale, but operating on aftertouch.</text:p>
      <text:p text:style-name="P12"><text:span text:style-name="T12">FilterEnv Velocity </text:span>– This sets how much the filter envelope amount is controlled by velocity. Note that the control is bipolar: When medium <text:span text:style-name="T38">velocity </text:span>(MIDI value 64) is applied, the envelope amount remains unchanged. At higher velocity levels, the amount is increased, and at lower velocity levels, the amount is decreased. This tends to keep the average modulation amount constant <text:span text:style-name="T31">(although the ‘medium’ value will vary depending on the Velocity Scale parameter)</text:span>, so that it’s not necessary to ‘chase’ the velocity control with the filter cutoff setting.</text:p>
      <text:p text:style-name="P12"><text:span text:style-name="T12">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38" text:outline-level="3"><text:soft-page-break/>Spread</text:h>
      <text:p text:style-name="P13">The spread parameters contain the amount of random deviation <text:span text:style-name="T31">of</text:span> different facets of the synthesize<text:span text:style-name="T29">r behavior, in order to model component tolerances and maladjustment of analog circuitry, </text:span><text:span text:style-name="T38">causing various variations from voice to voice</text:span>. <text:span text:style-name="T29">Rather than have a global ‘analog slop’ parameter randomly affecting everything, here one has control over the degree of randomness for a number of key parameters.</text:span></text:p>
      <text:p text:style-name="P14">The actual <text:span text:style-name="T29">deviation</text:span> is <text:span text:style-name="T21">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39" text:outline-level="3">Spread #1</text:h>
      <text:p text:style-name="P21">OscSpread<text:span text:style-name="T21"> – How much the individual oscillators deviate from each other in terms of pitch. </text:span></text:p>
      <text:p text:style-name="P21">FilterSpread<text:span text:style-name="T21"> – How much the filter tuning varies from voice to voice. </text:span></text:p>
      <text:p text:style-name="P21">LevelSpread –<text:span text:style-name="T21"> How much the output level from the individual voices deviate from each other. <text:s/></text:span></text:p>
      <text:p text:style-name="P21">PanSpread<text:span text:style-name="T21">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29">2</text:span></text:h>
      <text:p text:style-name="P22">EnvelopeSpread<text:span text:style-name="T21">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2">PortamentoSpread<text:span text:style-name="T21"> – How much the portamento time deviates from voice to voice.</text:span></text:p>
      <text:p text:style-name="P22">LfoSpread –<text:span text:style-name="T21"> How much the modulator rate</text:span><text:span text:style-name="T23">s</text:span><text:span text:style-name="T21"> deviate from voice to voice </text:span><text:span text:style-name="T23">and modulator to modulator</text:span><text:span text:style-name="T21">.</text:span></text:p>
      <text:h text:style-name="P39" text:outline-level="3">DSP Control</text:h>
      <text:p text:style-name="P22">Oversample<text:span text:style-name="T21">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3">with little or no impact on the sound.</text:span></text:p>
      <text:p text:style-name="P22">Economy Mode<text:span text:style-name="T21"> – When set </text:span><text:span text:style-name="T23">(default)</text:span><text:span text:style-name="T21">,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text:span><text:soft-page-break/><text:span text:style-name="T21">algorithms on the oscillators consume more DSP the higher the oscillator pitch is). </text:span><text:span text:style-name="T26">T</text:span><text:span text:style-name="T24">here </text:span><text:span text:style-name="T21">shouldn’t be any practical difference in terms of sound, </text:span><text:span text:style-name="T26">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2"/>
      <text:h text:style-name="P40" text:outline-level="3"><text:span text:style-name="T26">T</text:span><text:span text:style-name="T21">rademarks</text:span></text:h>
      <text:p text:style-name="P46">Oberheim, OB-Xa, Moog, Memorymoog, Nord Lead, Sequential and VCS3 are trademarks of their respective companies, and are used for reference only. No infringement is intended.</text:p>
      <text:h text:style-name="P41" text:outline-level="3">Thanks to</text:h>
      <text:p text:style-name="P47">Bob Moog, Dave Smith, Tom Oberheim and all the other pioneers in the synthesizer industry.</text:p>
      <text:p text:style-name="P25"><text:span text:style-name="Emphasis"><text:span text:style-name="T44">José</text:span></text:span><text:span text:style-name="T44"> </text:span><text:span text:style-name="T21">Fernando for creating and maintaining the Zynthian project.</text:span></text:p>
      <text:p text:style-name="P47">Brian Walton for helpful discussions, proof reading, suggestions and bug fin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04-18T23:48:02.545657295</dc:date>
    <dc:creator>Ricard Wanderlöf</dc:creator>
    <meta:editing-duration>P18DT20H9M11S</meta:editing-duration>
    <meta:editing-cycles>56</meta:editing-cycles>
    <meta:generator>LibreOffice/7.4.7.2$Linux_X86_64 LibreOffice_project/40$Build-2</meta:generator>
    <meta:document-statistic meta:table-count="0" meta:image-count="0" meta:object-count="0" meta:page-count="11" meta:paragraph-count="130" meta:word-count="4439" meta:character-count="26857" meta:non-whitespace-character-count="22487"/>
  </office:meta>
</office:document-meta>
</file>